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2" svg:font-family="Arial" style:font-family-generic="swiss"/>
    <style:font-face style:name="Mangal"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Black" fo:font-size="12pt" fo:font-style="normal" fo:font-weight="normal" style:font-size-asian="12pt" style:font-style-asian="normal" style:font-weight-asian="normal" style:font-name-complex="Arial Black" style:font-size-complex="12pt" style:font-style-complex="normal" style:font-weight-complex="normal"/>
    </style:style>
    <style:style style:name="P2" style:family="paragraph" style:parent-style-name="Standard">
      <style:text-properties style:font-name="Arial Black" fo:font-size="12pt" fo:font-weight="normal" style:font-size-asian="12pt" style:font-weight-asian="normal" style:font-name-complex="Arial Black" style:font-size-complex="12pt" style:font-weight-complex="normal"/>
    </style:style>
    <style:style style:name="P3" style:family="paragraph" style:parent-style-name="Standard">
      <style:text-properties style:font-name="Arial" fo:font-size="12pt" fo:font-weight="normal" style:font-size-asian="12pt" style:font-weight-asian="normal" style:font-name-complex="Arial Black" style:font-size-complex="12pt" style:font-weight-complex="normal"/>
    </style:style>
    <style:style style:name="P4" style:family="paragraph" style:parent-style-name="Standard">
      <style:text-properties style:font-name="Arial" fo:font-size="12pt" fo:font-weight="normal" officeooo:paragraph-rsid="001cd003" style:font-size-asian="12pt" style:font-weight-asian="normal" style:font-name-complex="Arial Black" style:font-size-complex="12pt" style:font-weight-complex="normal"/>
    </style:style>
    <style:style style:name="P5" style:family="paragraph" style:parent-style-name="Standard">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size="12pt" style:text-underline-style="solid" style:text-underline-width="auto" style:text-underline-color="font-color" fo:font-weight="bold" officeooo:rsid="001d849b" officeooo:paragraph-rsid="001d849b" style:font-size-asian="12pt" style:font-weight-asian="bold" style:font-name-complex="Arial Black" style:font-size-complex="12pt" style:font-weight-complex="bold"/>
    </style:style>
    <style:style style:name="P7" style:family="paragraph" style:parent-style-name="Standard">
      <style:text-properties style:font-name="Arial" fo:font-size="12pt" fo:font-style="normal" style:text-underline-style="solid" style:text-underline-width="auto" style:text-underline-color="font-color" fo:font-weight="bold" officeooo:rsid="001d849b" officeooo:paragraph-rsid="001d849b" style:font-size-asian="12pt" style:font-style-asian="normal" style:font-weight-asian="bold" style:font-name-complex="Arial Black" style:font-size-complex="12pt" style:font-style-complex="normal" style:font-weight-complex="bold"/>
    </style:style>
    <style:style style:name="P8" style:family="paragraph" style:parent-style-name="Standard">
      <style:text-properties style:font-name="Arial" fo:font-size="12pt" fo:font-style="normal" fo:font-weight="normal" style:font-size-asian="12pt" style:font-style-asian="normal" style:font-weight-asian="normal" style:font-name-complex="Arial Black" style:font-size-complex="12pt" style:font-style-complex="normal" style:font-weight-complex="normal"/>
    </style:style>
    <style:style style:name="P9" style:family="paragraph" style:parent-style-name="Standard">
      <style:text-properties style:font-name="Arial" fo:font-size="12pt" fo:font-style="normal" style:text-underline-style="none" fo:font-weight="normal" style:font-size-asian="12pt" style:font-style-asian="normal" style:font-weight-asian="normal" style:font-name-complex="Arial Black" style:font-size-complex="12pt" style:font-style-complex="normal" style:font-weight-complex="normal"/>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master-page-name="Standard">
      <style:paragraph-properties style:page-number="auto"/>
      <style:text-properties style:font-name="Arial" fo:font-size="12pt" fo:font-weight="normal" officeooo:paragraph-rsid="001d849b" style:font-size-asian="12pt" style:font-weight-asian="normal" style:font-name-complex="Arial Black" style:font-size-complex="12pt" style:font-weight-complex="normal"/>
    </style:style>
    <style:style style:name="T1" style:family="text">
      <style:text-properties style:font-name-complex="Arial Black"/>
    </style:style>
    <style:style style:name="T2" style:family="text">
      <style:text-properties style:font-name="Arial Black" fo:font-size="14pt" style:font-size-asian="14pt" style:font-name-complex="Arial Black" style:font-size-complex="14pt"/>
    </style:style>
    <style:style style:name="T3" style:family="text">
      <style:text-properties style:font-name="Arial Black" fo:font-size="14pt" fo:font-style="normal" style:font-size-asian="14pt" style:font-style-asian="normal" style:font-name-complex="Arial Black" style:font-size-complex="14pt" style:font-style-complex="normal"/>
    </style:style>
    <style:style style:name="T4" style:family="text">
      <style:text-properties style:font-name="Arial Black" fo:font-style="normal" style:font-style-asian="normal" style:font-name-complex="Arial Black" style:font-style-complex="normal"/>
    </style:style>
    <style:style style:name="T5" style:family="text">
      <style:text-properties style:font-name="Arial Black" fo:font-style="normal" style:text-underline-style="none" style:font-name-asian="Arial Black" style:font-style-asian="normal" style:font-name-complex="Arial Black" style:font-style-complex="normal"/>
    </style:style>
    <style:style style:name="T6" style:family="text">
      <style:text-properties style:font-name="Arial Black" fo:font-style="normal" style:font-name-asian="Arial Black" style:font-style-asian="normal" style:font-name-complex="Arial Black" style:font-style-complex="normal"/>
    </style:style>
    <style:style style:name="T7" style:family="text">
      <style:text-properties fo:font-style="italic" style:font-style-asian="italic" style:font-name-complex="Arial Black" style:font-style-complex="italic"/>
    </style:style>
    <style:style style:name="T8" style:family="text">
      <style:text-properties fo:font-style="normal" style:font-style-asian="normal" style:font-name-complex="Arial Black" style:font-style-complex="normal"/>
    </style:style>
    <style:style style:name="T9" style:family="text">
      <style:text-properties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fo:font-weight="bold" officeooo:rsid="001d849b" style:font-weight-asian="bold" style:font-weight-complex="bold"/>
    </style:style>
    <style:style style:name="T12" style:family="text">
      <style:text-properties officeooo:rsid="001dbd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ak-kali Nizar 11290569, <text:tab/><text:tab/><text:tab/><text:tab/><text:tab/><text:tab/><text:tab/><text:tab/>lundi 15 février 2016</text:p>
      <text:p text:style-name="P4">Zurawska Alexis 12310497, </text:p>
      <text:p text:style-name="P4"/>
      <text:p text:style-name="P4"/>
      <text:p text:style-name="P4"><text:tab/><text:tab/><text:tab/> <text:s text:c="7"/><text:span text:style-name="T9">M1 informatique </text:span>: <text:span text:style-name="T10">Rapport TP </text:span><text:span text:style-name="T11">A* R</text:span><text:span text:style-name="T10">obotique 1</text:span></text:p>
      <text:p text:style-name="P3"><text:span text:style-name="T1"/></text:p>
      <text:p text:style-name="P6">Introduction :</text:p>
      <text:p text:style-name="P5"><text:span text:style-name="T1"><text:tab/>Dans le cadre d'un cours intitulé </text:span><text:span text:style-name="T7">Robotique 1</text:span><text:span text:style-name="T8">, nous avons étudié, entre autres, l'algorithme A*. Il nous a été demandé, lors de TP de l'implémenter dans le langage java. Un code nous a été initialement fourni et nous avons du le modifier afin de permettre de trouver le plus cours chemin entre un point initial et un point que l'utilisateur clique (car initialement, nous ne pouvions que voir la fenêtre sans rien faire).</text:span></text:p>
      <text:p text:style-name="P3"/>
      <text:p text:style-name="P7">Architecture du Projet :</text:p>
      <text:p text:style-name="P8"><text:tab/><text:tab/>- <text:span text:style-name="T10">algo : </text:span>qui contient la classe AlgoStar qu'il fallait compléter pour faire fonctionner l'algorithme A* ;</text:p>
      <text:p text:style-name="P8"><text:tab/><text:tab/>- <text:span text:style-name="T10">environment </text:span>: qui contient les classes Cell, Entrepot et TypeCell. TypeCell est une Enum contenant ce que peut être une cellule (terre, eau, etc...). Cell représente une cellule de l'environnement avec ses caractéristiques (départ, fin, conteneur, coordonnées, etc...). Entrepot est la classe représentant l'environnement général ;</text:p>
      <text:p text:style-name="P8"><text:tab/><text:tab/>- <text:span text:style-name="T10">gui </text:span>: qui contient les classes gérant la fenêtre de l'application. EnvironmentGUI est la classe de la fenêtre de l'application et PanelGUI représente le conteneur sur lequel nous voyons les éléments (point initial, point final, obstacles, chemins, etc...).</text:p>
      <text:p text:style-name="P8"/>
      <text:p text:style-name="P8"><text:tab/>Nous n'allons nous intéresser, ici, qu'aux deux classes AlgoStar et Entrepot en y décrivant les modifications apportées pour faire fonctionner l'implémentation de l'algorithme A*. A* est un algorithme de recherche de chemin dans un graphe entre un nœud initial et un nœud final.</text:p>
      <text:p text:style-name="P8"/>
      <text:p text:style-name="P8"><text:tab/>Il s'agissait dans un premier lieu <text:span text:style-name="T12">d'initialiser le nœud de départ en lui attribuant un cout égale à zeros, et pour fonctions <text:s/></text:span><text:s/>Celle-ci nous retourne donc, dans ce cas précis, une ArrayList de longueur 0. Ensuite, il s'agissait d'évaluer ce nœud en appelant la fonction evaluation qui prend en paramètre une cellule quelconque et qui calcule la distance de celle-ci jusqu'au point final. Ensuite, il s'agissait d'initialiser la distance entre cette cellule et le but (goal) avec cette valeur.</text:p>
      <text:p text:style-name="P8"/>
      <text:p text:style-name="P8"><text:tab/>Ensuite, il s'agissait, dans la boucle vérifiant que la liste des nœuds libres n'était pas vide, de supprimer chaque nœud visité qui n'est donc plus libre de la liste des nœuds libres pour l'ajouter à la liste des nœuds visités. </text:p>
      <text:p text:style-name="P8"/>
      <text:p text:style-name="P8"><text:tab/>Par la suite, il fallait faire appel à la fonction evaluation dans la variable cost de type entier dans le cas où ndn (nextDoorNeighbours) ne se trouverait pas déjà dans la liste des nœuds visités. </text:p>
      <text:p text:style-name="P8"/>
      <text:p text:style-name="P9"><text:tab/>Après, nous devions traiter le cas où ndn ne serait pas contenu dans la liste des nœuds libres. Il fallait, dans ce cas, ajouter ndn à la liste des nœuds libres et faire appel à la fonction evaluation afin d'évaluer la distance entre ndn et le point final.</text:p>
      <text:p text:style-name="P8"/>
      <text:p text:style-name="P9"><text:tab/>Une fois cela réalisé, nous devions compléter le cas où le coût entre deux nœuds était le meilleur quand la liste des nœuds libres contenait ndn. Il s'agissait ici de faire appel <text:soft-page-break/>à la fonction costBetween et d'additionner la distance entre le départ et la fin en passant par la cellule passée en paramètre à la distance entre la cellule passée en paramètre et la fin avant de le stocker en mémoire dans la variable représentant le plus court chemin entre le point de départ et le point d'arrivée en passant par cette cellule.</text:p>
      <text:p text:style-name="P8"/>
      <text:p text:style-name="P9"><text:tab/>Il fallait ensuite implémenter la fonction evaluation qui consistait en une multiplication par 10 de la distance euclidienne entre le but et la cellule c passée en paramètre. </text:p>
      <text:p text:style-name="P8"/>
      <text:p text:style-name="P9"><text:tab/>Juste après cela, il fallait implémenter la fonction chooseBestNode qui retourne la cellule représentant le nœud par lequel on peut passer pour avoir le plus court chemin entre le point initial et le point final. Il s'agissait donc de faire appel à la fonction costBeetween.</text:p>
      <text:p text:style-name="P8"/>
      <text:p text:style-name="P9"><text:tab/>Enfin, il s'agissait de traiter les trois cas de l'algorithme en fonction de la permission des diagonales ou pas. Il est donc important de parler d'abord de l'implémentation de la fonction costBeetween qui sera évoquée dans chacun de ces cas. Il s'agissait donc de traiter les cas avec une condition en appelant les fonctions gérant les cas respectifs et de multiplier la distance euclidienne par 10 dans le cas d'un déplacement vertical ou horizontal ou par 14*sqrt(2) dans le cas d'un déplacement en diagonale. </text:p>
      <text:p text:style-name="P8"/>
      <text:p text:style-name="P9"><text:tab/>Du coup, l'implémentation des fonctions représentant chacun de ces trois cas nous retourne une ArrayList contenant des voisins différents car ce ne sont pas les mêmes parcours.</text:p>
      <text:p text:style-name="P8"/>
      <text:p text:style-name="P9"><text:tab/>Pour finir, nous avons légèrement modifié la classe Entrepot afin de gérer un NullPointerException qui apparaissait quand nous cliquions hors de la fenêtre. Il fallait, dans le constructeur gérer une condition qui vérifiait si goal était null.</text:p>
      <text:p text:style-name="P8"/>
      <text:p text:style-name="P9"><text:tab/>Actuellement, le développement de l'algorithme de la distance de Manhattan est en cours. La distance de Manhattan est la distance entre deux points parcourue par un taxi dans une villes dont les rues sont agencées selon un quadrillage.</text:p>
      <text:p text:style-name="P8"/>
      <text:p text:style-name="P1"/>
      <text:p text:style-name="P1"/>
      <text:p text:style-name="P10"><text:span text:style-name="T5"><text:s/></text:span><text:span text:style-name="T6"><text:s/></text:span></text:p>
      <text:p text:style-name="P2"/>
      <text:p text:style-name="P1"><text:tab/></text:p>
      <text:p text:style-name="P1"><text:tab/>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2" svg:font-family="Arial" style:font-family-generic="swiss"/>
    <style:font-face style:name="Mangal"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fr" fo:country="FR" style:letter-kerning="true" style:font-name-asian="SimSun1"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Zurawska</meta:initial-creator>
    <meta:creation-date>2016-02-08T11:32:51</meta:creation-date>
    <meta:editing-duration>P23DT22H24M2S</meta:editing-duration>
    <dc:date>2016-02-15T11:00:59.252000000</dc:date>
    <meta:editing-cycles>2</meta:editing-cycles>
    <meta:generator>LibreOffice/5.0.4.2$Windows_X86_64 LibreOffice_project/2b9802c1994aa0b7dc6079e128979269cf95bc78</meta:generator>
    <meta:document-statistic meta:table-count="0" meta:image-count="0" meta:object-count="0" meta:page-count="2" meta:paragraph-count="24" meta:word-count="798" meta:character-count="4909" meta:non-whitespace-character-count="4082"/>
  </office:meta>
</office:document-meta>
</file>